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529cm" fo:widows="1" fo:text-indent="0cm" style:auto-text-indent="false"/>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fo:letter-spacing="normal"/>
    </style:style>
    <style:style style:name="T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 Initialize an empty list and give the output of the following code: </text:span><text:line-break/><text:span text:style-name="T1">l[11] = "myelement" </text:span><text:line-break/><text:span text:style-name="T1">println l[11] </text:span><text:line-break/><text:span text:style-name="T1">println l.get(5) </text:span><text:line-break/><text:span text:style-name="T1">println l </text:span><text:line-break/><text:line-break/><text:span text:style-name="T1">1. Initialize a list using a range and find all elements which are even. </text:span><text:line-break/><text:line-break/><text:span text:style-name="T1">2. Create a set from a list containing duplicate elements. What do you observe? How can you achieve the same result without converting a list to a set? </text:span><text:line-break/><text:line-break/><text:span text:style-name="T1">3. Given two lists [11, 12, 13, 14] and [13, 14, 15], how would we obtain the list of items from the first that are not in the second? </text:span><text:line-break/><text:line-break/><text:span text:style-name="T1">4. Find whether two lists have a common element or not </text:span><text:line-break/><text:line-break/><text:span text:style-name="T1">5. Remove all records from a list whose index is odd </text:span><text:line-break/><text:line-break/><text:span text:style-name="T1">6. Consider the following list: </text:span><text:line-break/><text:span text:style-name="T1">[1, 2, 3, "element1", 0.3, [2, 4, 6], 0..10 ] </text:span><text:line-break/><text:line-break/><text:span text:style-name="T1">Print the class name of each element. What's the output of the following statement? </text:span><text:line-break/><text:span text:style-name="T1">list.get(6).get(9) </text:span><text:line-break/><text:line-break/><text:span text:style-name="T1">7. Sort the given list in descending order having distinct elements: </text:span><text:line-break/><text:span text:style-name="T1">[14,12, 11,10, 16, 15,12, 10, 99, 90, 14, 16, 35] </text:span><text:line-break/><text:line-break/><text:span text:style-name="T1">8. Consider a class Employee with following details </text:span><text:line-break/><text:span text:style-name="T1">* Name </text:span><text:line-break/><text:span text:style-name="T1">* Age </text:span><text:line-break/><text:span text:style-name="T1">* Salary </text:span><text:line-break/><text:span text:style-name="T1">Create a list consisting of 10 Employee objects. </text:span><text:line-break/><text:span text:style-name="T1">6(a). Get a list of employees who earn less than 5000 </text:span><text:line-break/><text:span text:style-name="T1">6(b). Get the name of the youngest employee and oldest employee </text:span><text:line-break/><text:span text:style-name="T1">6(c). Get the employee with maximum salary </text:span><text:line-break/><text:span text:style-name="T1">6(d). Get the list of names of all the employees </text:span><text:line-break/><text:line-break/><text:span text:style-name="T1">9. Consider the following piece of code: </text:span><text:line-break/><text:span text:style-name="T1">String s = "this string needs to be split" </text:span><text:line-break/><text:span text:style-name="T1">println s.tokenize(" ") </text:span><text:line-break/><text:span text:style-name="T1">println s.tokenize() </text:span><text:line-break/><text:line-break/><text:line-break/><text:span text:style-name="T1">Compare this with the following code: </text:span><text:line-break/><text:span text:style-name="T1">String s = "this string needs to be split" </text:span><text:line-break/><text:span text:style-name="T1">println s.split(" ") </text:span><text:line-break/><text:span text:style-name="T1">println s.split(/\s/) (Try Same Parameter with tokenize) </text:span><text:line-break/><text:line-break/><text:soft-page-break/><text:span text:style-name="T1">Also try the following exercise: </text:span><text:line-break/><text:span text:style-name="T1">String s = "are.you.trying.to.split.me.mister?" </text:span><text:line-break/><text:span text:style-name="T1">s.tokenize(".") </text:span><text:line-break/><text:span text:style-name="T1">s.split(".") </text:span><text:line-break/><text:line-break/><text:span text:style-name="T1">10. Get first, second and last element of Range. </text:span><text:line-break/><text:line-break/><text:span text:style-name="T1">11. Print the table of a given number : 2 and 12 </text:span><text:line-break/><text:line-break/><text:span text:style-name="T1">12. We have a sorted list of alphabets a-z, print all alphabets appearing after j </text:span><text:line-break/><text:line-break/><text:span text:style-name="T1">13. Find the number of occurences of a character in a string </text:span><text:line-break/><text:span text:style-name="T1">14. Write a program that prints the numbers from 1 to 100. But for multiples of three print “Fizz” instead of the number and for the multiples of five print “Buzz”. For numbers which are multiples of both three and five print "FizzBuzz". </text:span><text:line-break/><text:span text:style-name="T1">15. Consider a class named "Stack" that holds a list of objects and has the following operations associated: </text:span><text:line-break/><text:span text:style-name="T1">1) POP - Pops the last element off the stack </text:span><text:line-break/><text:span text:style-name="T1">2) PUSH - Pushes an element on top of the stack </text:span><text:line-break/><text:span text:style-name="T1">3) TOP - Returns the element at the top of the list </text:span><text:line-break/><text:line-break/><text:span text:style-name="T1">Implement the aforesaid class </text:span><text:line-break/><text:line-break/><text:span text:style-name="T1">16. Create a new map consisting of 10 of your friend's name's as keys and their ages as value. </text:span><text:line-break/><text:line-break/><text:span text:style-name="T1">17. Iterate over the previous map in as many ways as possible </text:span><text:line-break/><text:line-break/><text:span text:style-name="T1">18. Create a new map by adding two existing maps </text:span><text:line-break/><text:line-break/><text:span text:style-name="T1">19. Try the following code on a map: </text:span><text:line-break/><text:span text:style-name="T1">println map.class </text:span><text:line-break/><text:span text:style-name="T1">println map.getClass() </text:span><text:line-break/><text:span text:style-name="T1">What do you observe? </text:span><text:line-break/><text:line-break/><text:span text:style-name="T1">20. Consider the following map: </text:span><text:line-break/><text:line-break/><text:span text:style-name="T1">Map m = ['1' : 2, '2' : 3, '3' : 4, '2':5] </text:span><text:line-break/><text:line-break/><text:span text:style-name="T1">Is this a valid construction? What is the value of m['2']? </text:span><text:line-break/><text:line-break/><text:span text:style-name="T1">21. Find if a map contains a particular key. </text:span><text:line-break/><text:line-break/><text:span text:style-name="T1">22. Consider the following map: </text:span><text:line-break/><text:span text:style-name="T1">Map m = [‘Computing’ : [‘Computing’ : 600, ‘Information Systems’ : 300], </text:span><text:line-break/><text:span text:style-name="T2">‘</text:span><text:span text:style-name="T1">Engineering’ : [‘Civil’ : 200, ‘Mechanical’ : 100], </text:span><text:line-break/><text:span text:style-name="T2">‘</text:span><text:span text:style-name="T1">Management’ : [‘Management’ : 800] ] </text:span><text:line-break/><text:line-break/><text:soft-page-break/><text:span text:style-name="T1">22a) How many university departments are there? </text:span><text:line-break/><text:span text:style-name="T1">22b) How many programs are delivered by the Computing department? </text:span><text:line-break/><text:span text:style-name="T1">22c) How many students are enrolled in the Civil Engineering program? </text:span><text:line-break/><text:line-break/><text:span text:style-name="T1">23. Conside a class named "Employee" which has the following properties: </text:span><text:line-break/><text:span text:style-name="T1">1) Name </text:span><text:line-break/><text:span text:style-name="T1">2) Age </text:span><text:line-break/><text:span text:style-name="T1">3) DepartmentName </text:span><text:line-break/><text:span text:style-name="T1">4) EmployeeNumber </text:span><text:line-break/><text:span text:style-name="T1">5) Salary </text:span><text:line-break/><text:line-break/><text:span text:style-name="T1">Let's say that there's a list of 50 employees available. Perform the following operations on the list of employees: </text:span><text:line-break/><text:span text:style-name="T1">a) Group the employees on the basis of the bracket in which their salary falls. The ranges are 0-5000, 5001 and 10000, and so on. </text:span><text:line-break/><text:span text:style-name="T1">b) Get a count of the number of employees in each department </text:span><text:line-break/><text:span text:style-name="T1">c) Get the list of employees whose age is between 18 and 35 </text:span><text:line-break/><text:span text:style-name="T1">d) Group the employees according to the alphabet with which their first name starts and display the number of employees in each group whose age is greater than 20 </text:span><text:line-break/><text:span text:style-name="T1">e) Group the employees according to their department. </text:span><text:line-break/><text:line-break/><text:span text:style-name="T1">24. Write a method which retruns the value of passed key from a search string of the form "http://www.google.com?name=johny&amp;age=20&amp;hobby=cri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01:31:24.034279584</meta:creation-date>
    <dc:date>2015-07-12T01:31:54.083167650</dc:date>
    <meta:editing-duration>PT30S</meta:editing-duration>
    <meta:editing-cycles>1</meta:editing-cycles>
    <meta:document-statistic meta:table-count="0" meta:image-count="0" meta:object-count="0" meta:page-count="3" meta:paragraph-count="1" meta:word-count="730" meta:character-count="4229" meta:non-whitespace-character-count="3392"/>
    <meta:generator>LibreOffice/4.4.2.2$Linux_X86_64 LibreOffice_project/40m0$Build-2</meta:generator>
  </office:meta>
</office:document-meta>
</file>